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7mm"/>
    </style:style>
    <style:style style:name="co3" style:family="table-column">
      <style:table-column-properties fo:break-before="auto" style:column-width="43.34mm"/>
    </style:style>
    <style:style style:name="co4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squett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est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étail</text:p>
          </table:table-cell>
          <table:table-cell office:value-type="string" calcext:value-type="string">
            <text:p>Unité par module</text:p>
          </table:table-cell>
          <table:table-cell office:value-type="string" calcext:value-type="string">
            <text:p>Nb modules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6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F4]*[.G4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averses 5x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F5]*[.G5]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ation inter-modul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5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F6]*[.G6]"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ation modules dans murallière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F7]*[.G7]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spension</text:p>
          </table:table-cell>
          <table:table-cell office:value-type="string" calcext:value-type="string">
            <text:p>Crochet à platine Inox A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F8]*[.G8]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âble Inox A4</text:p>
          </table:table-cell>
          <table:table-cell office:value-type="string" calcext:value-type="string">
            <text:p>1.5mm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F9]*[.G9]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ation dans Carport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F10]*[.G10]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mes modules Sud Ouest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F11]*[.G11]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mes modules Nord Ouest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F12]*[.G12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6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F14]*[.G14]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is</text:p>
          </table:table-cell>
          <table:table-cell office:value-type="string" calcext:value-type="string">
            <text:p>5x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F15]*[.G15]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averses 5x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16]*[.G16]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17]*[.G17]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ation inter-modul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18]*[.G18]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ation dans lisse haute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19]*[.G19]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spension</text:p>
          </table:table-cell>
          <table:table-cell office:value-type="string" calcext:value-type="string">
            <text:p>Crochet à platine Inox A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F20]*[.G20]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âble Inox A4</text:p>
          </table:table-cell>
          <table:table-cell office:value-type="string" calcext:value-type="string">
            <text:p>1.5m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F21]*[.G2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ergol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100</text:p>
          </table:table-cell>
          <table:table-cell table:formula="of:=8*2*2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F23]*[.G23]" office:value-type="float" office:value="192" calcext:value-type="float">
            <text:p>19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averses 5x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F24]*[.G24]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blière 5x15 dans pot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F25]*[.G25]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lives dans sablière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F26]*[.G26]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spension</text:p>
          </table:table-cell>
          <table:table-cell office:value-type="string" calcext:value-type="string">
            <text:p>Crochet à platine Inox A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27]*[.G27]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âble Inox A4</text:p>
          </table:table-cell>
          <table:table-cell office:value-type="string" calcext:value-type="string">
            <text:p>1.5mm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28]*[.G28]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bes Plantes</text:p>
          </table:table-cell>
          <table:table-cell office:value-type="string" calcext:value-type="string">
            <text:p>Tube Inox A4 creux</text:p>
          </table:table-cell>
          <table:table-cell office:value-type="string" calcext:value-type="string">
            <text:p>12mm</text:p>
          </table:table-cell>
          <table:table-cell table:formula="of:=1.5*6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F29]*[.G29]" office:value-type="float" office:value="54" calcext:value-type="float">
            <text:p>54</text:p>
          </table:table-cell>
          <table:table-cell office:value-type="string" calcext:value-type="string">
            <text:p>Voir pour tube s’emboîtant 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ta Inox</text:p>
          </table:table-cell>
          <table:table-cell office:value-type="string" calcext:value-type="string">
            <text:p>Goupille Beta Inox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F30]*[.G30]"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tines</text:p>
          </table:table-cell>
          <table:table-cell office:value-type="string" calcext:value-type="string">
            <text:p>Platine réglable inox A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31]*[.G31]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ation platines / pot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F32]*[.G32]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ation platines / plot béton</text:p>
          </table:table-cell>
          <table:table-cell office:value-type="string" calcext:value-type="string">
            <text:p>Tire-fond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F33]*[.G33]"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lien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F34]*[.G34]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rd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Vis Inox A4</text:p>
          </table:table-cell>
          <table:table-cell office:value-type="string" calcext:value-type="string">
            <text:p>5x60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table:formula="of:=[.F37]*[.G37]" office:value-type="float" office:value="3200" calcext:value-type="float">
            <text:p>32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nte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table:formula="of:=[.F38]*[.G38]" office:value-type="float" office:value="3200" calcext:value-type="float">
            <text:p>32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uvre-joints</text:p>
          </table:table-cell>
          <table:table-cell office:value-type="string" calcext:value-type="string">
            <text:p>Vis Inox A4</text:p>
          </table:table-cell>
          <table:table-cell office:value-type="string" calcext:value-type="string">
            <text:p>5x8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F39]*[.G39]" office:value-type="float" office:value="1500" calcext:value-type="float">
            <text:p>15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nte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F40]*[.G40]" office:value-type="float" office:value="1500" calcext:value-type="float">
            <text:p>15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ss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2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F41]*[.G41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tre-tass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F42]*[.G42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urallière</text:p>
          </table:table-cell>
          <table:table-cell table:number-columns-repeated="2"/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F44]*[.G44]" office:value-type="float" office:value="50" calcext:value-type="float">
            <text:p>50</text:p>
          </table:table-cell>
          <table:table-cell/>
        </table:table-row>
      </table:table>
      <table:table table:name="Stock Actuel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ate de mise à jour</text:p>
          </table:table-cell>
        </table:table-row>
      </table:table>
      <table:table table:name="A acheter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WenQuanYi Zen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22T09:51:32.560540716</meta:creation-date>
    <dc:date>2019-07-22T11:50:41.296679734</dc:date>
    <meta:editing-duration>PT1H58M37S</meta:editing-duration>
    <meta:editing-cycles>61</meta:editing-cycles>
    <meta:generator>LibreOffice/6.3.0.1$Linux_X86_64 LibreOffice_project/30$Build-1</meta:generator>
    <meta:document-statistic meta:table-count="3" meta:cell-count="215" meta:object-count="0"/>
  </office:meta>
</office:document-meta>
</file>